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79a7" officeooo:paragraph-rsid="0007dcb5"/>
    </style:style>
    <style:style style:name="P2" style:family="paragraph" style:parent-style-name="Standard">
      <style:text-properties officeooo:rsid="0007dcb5" officeooo:paragraph-rsid="0007dcb5"/>
    </style:style>
    <style:style style:name="P3" style:family="paragraph" style:parent-style-name="Standard">
      <style:text-properties officeooo:rsid="00141e83" officeooo:paragraph-rsid="0007dcb5"/>
    </style:style>
    <style:style style:name="P4" style:family="paragraph" style:parent-style-name="Standard">
      <style:paragraph-properties fo:margin-left="0in" fo:margin-right="0in" fo:text-indent="0in" style:auto-text-indent="false"/>
      <style:text-properties fo:font-weight="normal" officeooo:rsid="001a15d5" officeooo:paragraph-rsid="0009da20" style:font-weight-asian="normal" style:font-weight-complex="normal"/>
    </style:style>
    <style:style style:name="P5" style:family="paragraph" style:parent-style-name="Standard">
      <style:paragraph-properties fo:margin-left="0in" fo:margin-right="0in" fo:text-indent="0in" style:auto-text-indent="false"/>
      <style:text-properties officeooo:rsid="0009da20" officeooo:paragraph-rsid="0009da20"/>
    </style:style>
    <style:style style:name="P6" style:family="paragraph" style:parent-style-name="Standard">
      <style:paragraph-properties fo:margin-left="0.4925in" fo:margin-right="0in" fo:text-indent="0in" style:auto-text-indent="false"/>
      <style:text-properties officeooo:rsid="0007dcb5" officeooo:paragraph-rsid="0007dcb5"/>
    </style:style>
    <style:style style:name="P7" style:family="paragraph" style:parent-style-name="Standard">
      <style:paragraph-properties fo:margin-left="0.4925in" fo:margin-right="0in" fo:text-indent="0in" style:auto-text-indent="false"/>
      <style:text-properties officeooo:rsid="0008ac00" officeooo:paragraph-rsid="0008ac00"/>
    </style:style>
    <style:style style:name="P8" style:family="paragraph" style:parent-style-name="Standard">
      <style:paragraph-properties fo:margin-left="0.4925in" fo:margin-right="0in" fo:text-indent="0in" style:auto-text-indent="false"/>
      <style:text-properties officeooo:rsid="0009da20" officeooo:paragraph-rsid="0009da20"/>
    </style:style>
    <style:style style:name="P9" style:family="paragraph" style:parent-style-name="Table_20_Contents">
      <style:text-properties officeooo:rsid="001379a7" officeooo:paragraph-rsid="0007dcb5"/>
    </style:style>
    <style:style style:name="P10" style:family="paragraph" style:parent-style-name="Table_20_Contents">
      <style:text-properties officeooo:rsid="001e40a0" officeooo:paragraph-rsid="0007dcb5"/>
    </style:style>
    <style:style style:name="P11" style:family="paragraph" style:parent-style-name="Table_20_Contents">
      <style:text-properties officeooo:rsid="0023c411" officeooo:paragraph-rsid="0007dcb5"/>
    </style:style>
    <style:style style:name="P12" style:family="paragraph" style:parent-style-name="Standard">
      <style:paragraph-properties fo:margin-left="0.4925in" fo:margin-right="0in" fo:text-indent="0in" style:auto-text-indent="false"/>
      <style:text-properties fo:font-weight="normal" officeooo:rsid="001c266d" officeooo:paragraph-rsid="0009da20" style:font-weight-asian="normal" style:font-weight-complex="normal"/>
    </style:style>
    <style:style style:name="P13" style:family="paragraph" style:parent-style-name="Standard">
      <style:text-properties officeooo:rsid="001379a7" officeooo:paragraph-rsid="000ce2f6"/>
    </style:style>
    <style:style style:name="P14" style:family="paragraph" style:parent-style-name="Standard">
      <style:text-properties officeooo:paragraph-rsid="000ce2f6"/>
    </style:style>
    <style:style style:name="P15" style:family="paragraph" style:parent-style-name="Standard">
      <style:text-properties officeooo:paragraph-rsid="0007dcb5"/>
    </style:style>
    <style:style style:name="P16" style:family="paragraph" style:parent-style-name="Standard">
      <style:paragraph-properties fo:margin-left="0in" fo:margin-right="0in" fo:text-indent="0in" style:auto-text-indent="false"/>
      <style:text-properties fo:font-weight="bold" officeooo:rsid="0009da20" officeooo:paragraph-rsid="0009da20" style:font-weight-asian="bold" style:font-weight-complex="bold"/>
    </style:style>
    <style:style style:name="P17" style:family="paragraph" style:parent-style-name="Table_20_Contents">
      <style:text-properties officeooo:rsid="001379a7" officeooo:paragraph-rsid="000ce2f6"/>
    </style:style>
    <style:style style:name="P18" style:family="paragraph" style:parent-style-name="Table_20_Contents">
      <style:text-properties officeooo:rsid="001e40a0" officeooo:paragraph-rsid="000ce2f6"/>
    </style:style>
    <style:style style:name="P19" style:family="paragraph" style:parent-style-name="Table_20_Contents">
      <style:text-properties officeooo:rsid="0023c411" officeooo:paragraph-rsid="000ce2f6"/>
    </style:style>
    <style:style style:name="P20" style:family="paragraph" style:parent-style-name="Header">
      <style:text-properties officeooo:paragraph-rsid="000ce2f6"/>
    </style:style>
    <style:style style:name="P21" style:family="paragraph">
      <style:paragraph-properties fo:margin-left="0in" fo:margin-right="0in" fo:margin-top="0in" fo:margin-bottom="0in" fo:line-height="100%" fo:text-align="center" fo:text-indent="0in"/>
    </style:style>
    <style:style style:name="P2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2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7dcb5"/>
    </style:style>
    <style:style style:name="T2" style:family="text">
      <style:text-properties fo:font-weight="bold" style:font-weight-asian="bold" style:font-weight-complex="bold"/>
    </style:style>
    <style:style style:name="T3" style:family="text">
      <style:text-properties fo:font-weight="bold" officeooo:rsid="0007dcb5" style:font-weight-asian="bold" style:font-weight-complex="bold"/>
    </style:style>
    <style:style style:name="T4" style:family="text">
      <style:text-properties fo:font-weight="bold" officeooo:rsid="0008ac00" style:font-weight-asian="bold" style:font-weight-complex="bold"/>
    </style:style>
    <style:style style:name="T5" style:family="text">
      <style:text-properties fo:font-weight="normal" officeooo:rsid="001a15d5" style:font-weight-asian="normal" style:font-weight-complex="normal"/>
    </style:style>
    <style:style style:name="T6" style:family="text">
      <style:text-properties fo:font-weight="normal" officeooo:rsid="001c266d" style:font-weight-asian="normal" style:font-weight-complex="normal"/>
    </style:style>
    <style:style style:name="T7" style:family="text">
      <style:text-properties officeooo:rsid="0008ac00"/>
    </style:style>
    <style:style style:name="T8" style:family="text">
      <style:text-properties officeooo:rsid="0009da20"/>
    </style:style>
    <style:style style:name="T9" style:family="text">
      <style:text-properties officeooo:rsid="000b3f39"/>
    </style:style>
    <style:style style:name="T1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2in" fo:min-width="0.0043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17in" fo:min-width="0.0043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717in" fo:min-width="0.004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Circle"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epth-first search (DFS) is an algorithm for traversing or searching tree or graph data structures. One starts at the root (or some arbitrary node in the case of a graph) and explores as far as possible along each branch before backtracking.</text:span></text:p>
      <text:p text:style-name="P2"/>
      <text:p text:style-name="P3">Interviewer Notes:</text:p>
      <text:p text:style-name="P3">- <text:span text:style-name="T2">Given the following graph, have the candidate explain in what order would a </text:span><text:span text:style-name="T3">depth </text:span><text:span text:style-name="T2">first search print out the values for each node. </text:span><text:span text:style-name="T4">Assume the traversal starts at node 4.</text:span></text:p>
      <text:p text:style-name="P3"><draw:g text:anchor-type="paragraph" draw:z-index="0" draw:name="Shape1" draw:style-name="gr1"><draw:custom-shape draw:style-name="gr2" draw:text-style-name="P22" svg:width="0.285in" svg:height="0.2406in" svg:x="2.3563in" svg:y="0.4937in"><text:p text:style-name="P21"><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 svg:width="0.285in" svg:height="0.2398in" svg:x="2.8488in" svg:y="0.1583in"><text:p text:style-name="P21"><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2" svg:width="0.2858in" svg:height="0.2398in" svg:x="2.7189in" svg:y="1.0217in"><text:p text:style-name="P21"><text:span text:style-name="T10">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 svg:width="0.285in" svg:height="0.2398in" svg:x="3.4445in" svg:y="0.9012in"><text:p text:style-name="P21"><text:span text:style-name="T10">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 svg:width="0.285in" svg:height="0.2398in" svg:x="3.4965in" svg:y="0.302in"><text:p text:style-name="P21"><text:span text:style-name="T10">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3" svg:x1="2.5898in" svg:y1="0.5417in" svg:x2="2.8748in" svg:y2="0.35in"><text:p/></draw:line><draw:line draw:style-name="gr5" draw:text-style-name="P23" svg:x1="2.5898in" svg:y1="0.6854in" svg:x2="2.8748in" svg:y2="1.0449in"><text:p/></draw:line><draw:line draw:style-name="gr5" draw:text-style-name="P23" svg:x1="3.0039in" svg:y1="0.374in" svg:x2="2.9004in" svg:y2="1.0213in"><text:p/></draw:line><draw:line draw:style-name="gr5" draw:text-style-name="P23" svg:x1="3.1346in" svg:y1="0.2772in" svg:x2="3.5232in" svg:y2="0.4209in"><text:p/></draw:line><draw:line draw:style-name="gr5" draw:text-style-name="P23" svg:x1="2.9783in" svg:y1="1.1413in" svg:x2="3.4705in" svg:y2="1.0217in"><text:p/></draw:line></draw:g></text:p>
      <text:p text:style-name="P3"/>
      <text:p text:style-name="P3"/>
      <text:p text:style-name="P3"/>
      <text:p text:style-name="P3"/>
      <text:p text:style-name="P3"/>
      <text:p text:style-name="P3"/>
      <text:p text:style-name="P3"/>
      <text:p text:style-name="P6">Hint: <text:span text:style-name="T7">A depth first search begins with one node, and then recursively, traverses to the first available neighbor which has not yet been visited. It continues to do this until it reaches a leaf, a node with no neighbors, or a node with no neighbors which have not yet been visited. In our example, the value for that node would be printed. The algorithm then backtracks; going back along the path used to reach the node. At each node on the way back, it processes any other neighbors that node may have, so as to reach the depths of the grid first, before printing the values of earlier nodes.</text:span></text:p>
      <text:p text:style-name="P6"/>
      <text:p text:style-name="P7">The resulting printed string would be 16, 23, 15, 8, 4 or 23, 15, 16, 8, 4, depending on if you chose node 8 or node 15 after node 4.</text:p>
      <text:p text:style-name="P7"/>
      <text:p text:style-name="P16">- What data structures would you use in this algorithm?</text:p>
      <text:p text:style-name="P5"/>
      <text:p text:style-name="P8">Hint: A stack is used to facilitate the backtracking. Nodes are pushed on to the stack, and only popped when they have no more neighbors to visit. A tree or graph is necessary to arrange the nodes. <text:span text:style-name="T5">You could use a hash table to track already visited nodes. Note however, that this adds O(n) space. How could you minimize this? Answer, add a property ‘visited’ to the node object itself. </text:span><text:span text:style-name="T6">Alternatively, you could keep initialize all nodes with a ‘distance’ property of null. This property represents the number of hops from the root node. If a node did not have a distance value set, you could assume it had not been visited.</text:span></text:p>
      <text:p text:style-name="P12"/>
      <text:p text:style-name="P4">See also:</text:p>
      <text:p text:style-name="P4">Data Structures: <text:span text:style-name="T8">Stack</text:span></text:p>
      <text:p text:style-name="P4">Data Structures: <text:span text:style-name="T9">Dictionary (Map / Hashmap)</text:span></text:p>
      <text:p text:style-name="P4"><text:span text:style-name="T6">Algorithms: </text:span><text:span text:style-name="T8">Breadth</text:span><text:span text:style-name="T6"> First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1.5014in" style:rel-column-width="14208*"/>
    </style:style>
    <style:style style:name="Table2.C" style:family="table-column">
      <style:table-column-properties style:column-width="1.5576in" style:rel-column-width="14740*"/>
    </style:style>
    <style:style style:name="Table2.D" style:family="table-column">
      <style:table-column-properties style:column-width="1.5576in" style:rel-column-width="14742*"/>
    </style:style>
    <style:style style:name="Table2.A1" style:family="table-cell">
      <style:table-cell-properties fo:background-color="#b2b2b2" fo:padding="0.0382in" fo:border="none">
        <style:background-image/>
      </style:table-cell-properties>
    </style:style>
    <style:style style:name="MP1" style:family="paragraph" style:parent-style-name="Standard">
      <style:text-properties officeooo:rsid="001379a7" officeooo:paragraph-rsid="000ce2f6"/>
    </style:style>
    <style:style style:name="MP2" style:family="paragraph" style:parent-style-name="Table_20_Contents">
      <style:text-properties officeooo:rsid="001379a7" officeooo:paragraph-rsid="000ce2f6"/>
    </style:style>
    <style:style style:name="MP3" style:family="paragraph" style:parent-style-name="Table_20_Contents">
      <style:text-properties officeooo:rsid="001e40a0" officeooo:paragraph-rsid="000ce2f6"/>
    </style:style>
    <style:style style:name="MP4" style:family="paragraph" style:parent-style-name="Table_20_Contents">
      <style:text-properties officeooo:rsid="0023c411" officeooo:paragraph-rsid="000ce2f6"/>
    </style:style>
    <style:style style:name="MP5" style:family="paragraph" style:parent-style-name="Standard">
      <style:text-properties officeooo:paragraph-rsid="000ce2f6"/>
    </style:style>
    <style:style style:name="MT1" style:family="text">
      <style:text-properties officeooo:rsid="0007dcb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MP1"><text:span text:style-name="MT1">Depth </text:span>First Search</text:p>
            </table:table-cell>
            <table:table-cell table:style-name="Table2.A1" office:value-type="string">
              <text:p text:style-name="MP2">Algorithms</text:p>
            </table:table-cell>
            <table:table-cell table:style-name="Table2.A1" office:value-type="string">
              <text:p text:style-name="MP3">Easy</text:p>
            </table:table-cell>
            <table:table-cell table:style-name="Table2.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3:12:36.959000000</meta:creation-date>
    <dc:date>2017-04-09T16:47:50.781000000</dc:date>
    <meta:editing-duration>PT12M2S</meta:editing-duration>
    <meta:editing-cycles>3</meta:editing-cycles>
    <meta:generator>LibreOffice/5.2.5.1$Windows_x86 LibreOffice_project/0312e1a284a7d50ca85a365c316c7abbf20a4d22</meta:generator>
    <meta:document-statistic meta:table-count="1" meta:image-count="0" meta:object-count="0" meta:page-count="1" meta:paragraph-count="15" meta:word-count="359" meta:character-count="1983" meta:non-whitespace-character-count="1639"/>
  </office:meta>
</office:document-meta>
</file>